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3*"/>
    </style:style>
    <style:style style:name="Tabla10.B" style:family="table-column">
      <style:table-column-properties style:column-width="15.492cm" style:rel-column-width="59722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24ea1" officeooo:paragraph-rsid="00224ea1"/>
    </style:style>
    <style:style style:name="P4" style:family="paragraph" style:parent-style-name="Standard">
      <style:paragraph-properties fo:break-before="page"/>
      <style:text-properties officeooo:paragraph-rsid="001c18da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c18da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f6ef5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4475c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5e1a7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a0ed0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c882c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1f6ef5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0000" loext:opacity="100%" fo:font-weight="bold" officeooo:rsid="0024475c" officeooo:paragraph-rsid="0024475c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0000" loext:opacity="100%" fo:font-weight="bold" officeooo:rsid="0024475c" officeooo:paragraph-rsid="002b3c3b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fo:font-weight="bold" officeooo:rsid="0024475c" officeooo:paragraph-rsid="0024475c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n" fo:country="US" fo:font-weight="bold" officeooo:rsid="002c882c" officeooo:paragraph-rsid="002c882c" style:font-weight-asian="bold" style:font-weight-complex="bold"/>
    </style:style>
    <style:style style:name="P18" style:family="paragraph" style:parent-style-name="Title" style:master-page-name="">
      <style:paragraph-properties style:page-number="auto"/>
      <style:text-properties fo:color="#3465a4" loext:opacity="100%" style:font-name="Liberation Sans" fo:font-size="28pt" fo:font-weight="bold" officeooo:rsid="002071c9" officeooo:paragraph-rsid="002071c9" style:font-name-asian="PingFang SC" style:font-size-asian="28pt" style:font-weight-asian="bold" style:font-name-complex="Lucida Sans" style:font-size-complex="28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2d8a96" style:font-weight-asian="bold" style:font-weight-complex="bold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1f6ef5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2fe593" style:font-weight-asian="bold" style:font-weight-complex="bold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weight="bold" officeooo:rsid="001f6ef5" officeooo:paragraph-rsid="002e9d95" style:font-weight-asian="bold" style:font-weight-complex="bold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size="12pt" fo:font-weight="bold" officeooo:rsid="001f6ef5" officeooo:paragraph-rsid="001f6ef5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size="12pt" fo:font-weight="bold" officeooo:rsid="002e9d95" officeooo:paragraph-rsid="002e9d95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size="12pt" fo:font-weight="bold" officeooo:rsid="002e9d95" officeooo:paragraph-rsid="002f6d91" style:font-size-asian="10.5pt" style:font-weight-asian="bold" style:font-size-complex="12pt" style:font-weight-complex="bold"/>
    </style:style>
    <style:style style:name="T1" style:family="text">
      <style:text-properties officeooo:rsid="001dbcd5"/>
    </style:style>
    <style:style style:name="T2" style:family="text">
      <style:text-properties officeooo:rsid="002071c9"/>
    </style:style>
    <style:style style:name="T3" style:family="text">
      <style:text-properties officeooo:rsid="00211828"/>
    </style:style>
    <style:style style:name="T4" style:family="text">
      <style:text-properties officeooo:rsid="0024475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officeooo:rsid="001dbcd5"/>
    </style:style>
    <style:style style:name="T8" style:family="text">
      <style:text-properties fo:color="#c9211e" loext:opacity="100%" officeooo:rsid="001c18da"/>
    </style:style>
    <style:style style:name="T9" style:family="text">
      <style:text-properties fo:color="#c9211e" loext:opacity="100%" style:font-name="Courier New" officeooo:rsid="001c18da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officeooo:rsid="00250aef"/>
    </style:style>
    <style:style style:name="T12" style:family="text">
      <style:text-properties fo:color="#2a6099" loext:opacity="100%" officeooo:rsid="0025e1a7"/>
    </style:style>
    <style:style style:name="T13" style:family="text">
      <style:text-properties fo:color="#2a6099" loext:opacity="100%" officeooo:rsid="00281a38"/>
    </style:style>
    <style:style style:name="T14" style:family="text">
      <style:text-properties fo:color="#2a6099" loext:opacity="100%" fo:language="en" fo:country="US" officeooo:rsid="00250aef"/>
    </style:style>
    <style:style style:name="T15" style:family="text">
      <style:text-properties fo:color="#2a6099" loext:opacity="100%" fo:language="en" fo:country="US" officeooo:rsid="00281a38"/>
    </style:style>
    <style:style style:name="T16" style:family="text">
      <style:text-properties fo:color="#2a6099" loext:opacity="100%" fo:language="en" fo:country="US" officeooo:rsid="0025e1a7"/>
    </style:style>
    <style:style style:name="T17" style:family="text">
      <style:text-properties fo:color="#2a6099" loext:opacity="100%" fo:language="en" fo:country="US" officeooo:rsid="002999da"/>
    </style:style>
    <style:style style:name="T18" style:family="text">
      <style:text-properties fo:color="#2a6099" loext:opacity="100%" fo:language="en" fo:country="US" officeooo:rsid="002a0ed0"/>
    </style:style>
    <style:style style:name="T19" style:family="text">
      <style:text-properties fo:color="#2a6099" loext:opacity="100%" fo:language="en" fo:country="US" officeooo:rsid="002b3c3b"/>
    </style:style>
    <style:style style:name="T20" style:family="text">
      <style:text-properties fo:color="#2a6099" loext:opacity="100%" officeooo:rsid="002d8a96"/>
    </style:style>
    <style:style style:name="T21" style:family="text">
      <style:text-properties fo:color="#2a6099" loext:opacity="100%" officeooo:rsid="002e9d95"/>
    </style:style>
    <style:style style:name="T22" style:family="text">
      <style:text-properties fo:color="#2a6099" loext:opacity="100%" style:font-name="Courier New" officeooo:rsid="002d8a96"/>
    </style:style>
    <style:style style:name="T23" style:family="text">
      <style:text-properties fo:color="#2a6099" loext:opacity="100%" officeooo:rsid="002f6d91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officeooo:rsid="0024475c"/>
    </style:style>
    <style:style style:name="T26" style:family="text">
      <style:text-properties fo:color="#000000" loext:opacity="100%" officeooo:rsid="002d8a96"/>
    </style:style>
    <style:style style:name="T27" style:family="text">
      <style:text-properties fo:color="#000000" loext:opacity="100%" officeooo:rsid="002e9d95"/>
    </style:style>
    <style:style style:name="T28" style:family="text">
      <style:text-properties fo:color="#000000" loext:opacity="100%" style:font-name="Courier New" officeooo:rsid="002d8a96"/>
    </style:style>
    <style:style style:name="T29" style:family="text">
      <style:text-properties fo:color="#000000" loext:opacity="100%" style:font-name="Courier New" officeooo:rsid="002e9d95"/>
    </style:style>
    <style:style style:name="T30" style:family="text">
      <style:text-properties fo:color="#000000" loext:opacity="100%" style:font-name="Courier New" fo:font-size="12pt" officeooo:rsid="002f6d91" style:font-size-asian="10.5pt" style:font-size-complex="12pt"/>
    </style:style>
    <style:style style:name="T31" style:family="text">
      <style:text-properties fo:color="#000000" loext:opacity="100%" officeooo:rsid="002f6d91"/>
    </style:style>
    <style:style style:name="T32" style:family="text">
      <style:text-properties officeooo:rsid="0025e1a7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officeooo:rsid="0025e1a7"/>
    </style:style>
    <style:style style:name="T35" style:family="text">
      <style:text-properties fo:color="#ff0000" loext:opacity="100%" fo:language="en" fo:country="US" officeooo:rsid="0025e1a7"/>
    </style:style>
    <style:style style:name="T36" style:family="text">
      <style:text-properties fo:color="#ff0000" loext:opacity="100%" fo:language="en" fo:country="US" officeooo:rsid="00281a38"/>
    </style:style>
    <style:style style:name="T37" style:family="text">
      <style:text-properties fo:color="#ff0000" loext:opacity="100%" fo:language="en" fo:country="US" officeooo:rsid="002999da"/>
    </style:style>
    <style:style style:name="T38" style:family="text">
      <style:text-properties fo:color="#ff0000" loext:opacity="100%" fo:language="en" fo:country="US" officeooo:rsid="002a0ed0"/>
    </style:style>
    <style:style style:name="T39" style:family="text">
      <style:text-properties fo:color="#ff0000" loext:opacity="100%" officeooo:rsid="002d8a96"/>
    </style:style>
    <style:style style:name="T40" style:family="text">
      <style:text-properties fo:color="#ff0000" loext:opacity="100%" style:font-name="Courier New" officeooo:rsid="002d8a96"/>
    </style:style>
    <style:style style:name="T41" style:family="text">
      <style:text-properties fo:color="#ff0000" loext:opacity="100%" officeooo:rsid="002f6d91"/>
    </style:style>
    <style:style style:name="T42" style:family="text">
      <style:text-properties fo:language="en" fo:country="US" officeooo:rsid="002a0ed0"/>
    </style:style>
    <style:style style:name="T43" style:family="text">
      <style:text-properties officeooo:rsid="002d8a96"/>
    </style:style>
    <style:style style:name="T44" style:family="text">
      <style:text-properties officeooo:rsid="002f6d91"/>
    </style:style>
    <style:style style:name="T45" style:family="text">
      <style:text-properties officeooo:rsid="002fe5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1725810689888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Apelidos, Nome</text:span>: <text:span text:style-name="T3">Iglesias Nieto, Rodrigo</text:span>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eLine1725810690704">
          <table:table-cell table:style-name="Tabla10.A1" office:value-type="string">
            <text:p text:style-name="P5"><draw:frame draw:style-name="fr1" draw:name="gráficos9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7">1. Supoñamos que temos asignada a IP 162.18.0.0/16 e precisamos establecer as direccións da LAN en 6 subredes. </text:p>
            <text:p text:style-name="P7">Indica: </text:p>
            <text:p text:style-name="P7">• Como queda o prefixo de rede estendido: </text:p>
            <text:p text:style-name="P7">◦ Bits para o nº de rede: <text:s/><text:span text:style-name="T4">16</text:span></text:p>
            <text:p text:style-name="P7">◦ Bits para o nº de subrede: <text:span text:style-name="T4">3</text:span></text:p>
            <text:p text:style-name="P7">◦ Bits para o nº de equipo: <text:span text:style-name="T4">13</text:span></text:p>
            <text:p text:style-name="P7"/>
            <text:p text:style-name="P9"><text:span text:style-name="T5">- - - - - - - -.- - - - - - - -</text:span>.<text:span text:style-name="T10">- - -</text:span> - - - - -.- - - - - - - -</text:p>
            <text:p text:style-name="P7"/>
            <text:p text:style-name="P14">1111 1111.1111 1111.<text:span text:style-name="T10">111</text:span><text:span text:style-name="T24">0 0000. 0000 0000</text:span></text:p>
            <text:p text:style-name="P16"/>
            <text:p text:style-name="P9">• A máscara de subrede que teremos que usar, en formato decimal separado por puntos: <text:span text:style-name="T25">255.255.224.0 (Máscara)</text:span></text:p>
            <text:p text:style-name="P7"/>
            <text:p text:style-name="P7">• As direccións das <text:span text:style-name="T10">subredes</text:span> e as direccións de <text:span text:style-name="T33">broadcast</text:span>: </text:p>
            <text:p text:style-name="P7">◦ Subrede 0: <text:span text:style-name="T11">162.18.0.</text:span><text:span text:style-name="T12">0</text:span><text:span text:style-name="T32"> <text:s text:c="4"/>--&gt; <text:s text:c="2"/></text:span><text:span text:style-name="T34">162.18.31.255</text:span></text:p>
            <text:p text:style-name="P10">◦ Subrede 1: <text:span text:style-name="T11">162.18.</text:span><text:span text:style-name="T12">32</text:span><text:span text:style-name="T11">.</text:span><text:span text:style-name="T12">0</text:span><text:span text:style-name="T32"> <text:s text:c="2"/>--&gt; <text:s text:c="2"/></text:span><text:span text:style-name="T34">162.18.63.255</text:span></text:p>
            <text:p text:style-name="P10">◦ Subrede 2: <text:span text:style-name="T11">162.18.</text:span><text:span text:style-name="T12">64</text:span><text:span text:style-name="T11">.</text:span><text:span text:style-name="T12">0</text:span><text:span text:style-name="T32"> <text:s text:c="2"/>--&gt; <text:s text:c="2"/></text:span><text:span text:style-name="T34">162.18.95.255</text:span></text:p>
            <text:p text:style-name="P10">◦ Subrede 3: <text:span text:style-name="T11">162.18.</text:span><text:span text:style-name="T13">96</text:span><text:span text:style-name="T11">.</text:span><text:span text:style-name="T12">0</text:span><text:span text:style-name="T32"> <text:s text:c="2"/>--&gt; <text:s text:c="2"/></text:span><text:span text:style-name="T35">162.18.</text:span><text:span text:style-name="T36">127</text:span><text:span text:style-name="T35">.255</text:span></text:p>
            <text:p text:style-name="P10">◦ Subrede 4: <text:span text:style-name="T14">162.18.</text:span><text:span text:style-name="T15">128</text:span><text:span text:style-name="T14">.</text:span><text:span text:style-name="T16">0</text:span><text:span text:style-name="T32"> --&gt; <text:s text:c="2"/></text:span><text:span text:style-name="T35">162.18.</text:span><text:span text:style-name="T36">15</text:span><text:span text:style-name="T37">9</text:span><text:span text:style-name="T35">.255</text:span></text:p>
            <text:p text:style-name="P10">◦ Subrede 5: <text:span text:style-name="T14">162.18.</text:span><text:span text:style-name="T15">1</text:span><text:span text:style-name="T17">60</text:span><text:span text:style-name="T14">.</text:span><text:span text:style-name="T16">0</text:span><text:span text:style-name="T32"> --&gt; <text:s text:c="2"/></text:span><text:span text:style-name="T35">162.18.</text:span><text:span text:style-name="T36">19</text:span><text:span text:style-name="T37">1</text:span><text:span text:style-name="T35">.255</text:span></text:p>
            <text:p text:style-name="P7"/>
            <text:p text:style-name="P7">• Direccións IP asignadas para os equipos das subredes 2 e 5: </text:p>
            <text:p text:style-name="P7">◦ Subrede 2: <text:span text:style-name="T42">162.18.64.1 <text:s text:c="2"/>– 162.18.95.254 (2^13-2)</text:span></text:p>
            <text:p text:style-name="P7">◦ Subrede 5: <text:span text:style-name="T42">162.18.160.1 – 162.18.191.254</text:span></text:p>
          </table:table-cell>
        </table:table-row>
        <table:table-row table:style-name="TableLine1725810677376">
          <table:table-cell table:style-name="Tabla10.A2" table:number-columns-spanned="2" office:value-type="string">
            <text:p text:style-name="P6">Solución</text:p>
          </table:table-cell>
          <table:covered-table-cell/>
        </table:table-row>
        <table:table-row table:style-name="TableLine1725810678464">
          <table:table-cell table:style-name="Tabla10.A3" table:number-columns-spanned="2" office:value-type="string">
            <text:p text:style-name="P3"><text:span text:style-name="T6">10</text:span>10 0010. 0001 0010. 0000 0000. 0000 0000 --&gt; <text:span text:style-name="T4">Clase B</text:span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1725818007920">
          <table:table-cell table:style-name="Tabla2.A1" office:value-type="string">
            <text:p text:style-name="P5"><draw:frame draw:style-name="fr1" draw:name="gráficos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8"><text:span text:style-name="T1">2</text:span>. Supoñamos que temos asignada a IP <text:span text:style-name="T7">199</text:span><text:span text:style-name="T1">.215.86.0/24.</text:span></text:p>
            <text:p text:style-name="P8"/>
            <text:p text:style-name="P13">Define un prefixo de rede estendido que permita a creación de 20 equipos por cada subrede: </text:p>
            <text:p text:style-name="P13">◦ Bits para o nº de rede: <text:s/><text:span text:style-name="T38">24</text:span></text:p>
            <text:p text:style-name="P13">◦ Bits para o nº de subrede: <text:s/><text:span text:style-name="T43">3</text:span></text:p>
            <text:p text:style-name="P13">◦ Bits para o nº de equipo: <text:s/><text:span text:style-name="T20">5</text:span></text:p>
            <text:p text:style-name="P11"><text:soft-page-break/></text:p>
            <text:p text:style-name="P12"><text:span text:style-name="T5">- - - - - - - -.- - - - - - - -</text:span>.<text:span text:style-name="T33">- - - - - - - -</text:span>.<text:span text:style-name="T10">- - -</text:span> <text:span text:style-name="T24">- -</text:span> - - -</text:p>
            <text:p text:style-name="P11"/>
            <text:p text:style-name="P15">1111 1111.1111 1111. 1111<text:span text:style-name="T24"> </text:span>1111<text:span text:style-name="T24">. </text:span><text:span text:style-name="T18">111</text:span><text:span text:style-name="T19">1</text:span><text:span text:style-name="T24"> </text:span><text:span text:style-name="T19">1</text:span><text:span text:style-name="T24">000</text:span></text:p>
            <text:p text:style-name="P13"/>
            <text:p text:style-name="P13">• Cal é o número máximo de subredes que se poden definir?</text:p>
            <text:p text:style-name="P17">2^<text:span text:style-name="T43">3</text:span> = <text:span text:style-name="T43">8</text:span> subredes</text:p>
            <text:p text:style-name="P13"/>
            <text:p text:style-name="P13">• Indica as direccións das 5 primeiras subredes en notación binaria e decimal:</text:p>
            <text:p text:style-name="P13"><text:s/></text:p>
            <text:p text:style-name="P19">◦ Subrede 0: <text:span text:style-name="T40">199.215.86</text:span><text:span text:style-name="T9">.</text:span><text:span text:style-name="T28">000</text:span><text:span text:style-name="T22">0000 </text:span><text:span text:style-name="T28">-&gt; </text:span><text:span text:style-name="T29">199.215.86.00/27</text:span></text:p>
            <text:p text:style-name="P22"><text:span text:style-name="T39"><text:tab/><text:tab/>199.215.86</text:span><text:span text:style-name="T8">.</text:span><text:span text:style-name="T26">000</text:span><text:span text:style-name="T21">1111 </text:span><text:span text:style-name="T27">-&gt; 199.215.85.31/27 (broadcast)</text:span></text:p>
            <text:p text:style-name="P13">◦ Subrede 1:</text:p>
            <text:p text:style-name="P24"><text:s/><text:span text:style-name="T33">199.215.86.</text:span><text:span text:style-name="T24">00</text:span><text:span text:style-name="T31">1</text:span><text:span text:style-name="T10">00000</text:span> -&gt; <text:span text:style-name="T44">199.215.86.32/27</text:span></text:p>
            <text:p text:style-name="P25"><text:span text:style-name="T33"><text:s/>199.215.86.</text:span><text:span text:style-name="T24">00</text:span><text:span text:style-name="T31">1</text:span><text:span text:style-name="T23">11111 </text:span><text:span text:style-name="T31">-&gt; 199.215.86.63/27 (broadcast)</text:span></text:p>
            <text:p text:style-name="P13">◦ Subrede 2:</text:p>
            <text:p text:style-name="P25"><text:span text:style-name="T33"><text:s/>199.215.86.</text:span><text:span text:style-name="T24">0</text:span><text:span text:style-name="T31">10</text:span><text:span text:style-name="T10">00000 </text:span><text:span text:style-name="T24">-&gt; </text:span><text:span text:style-name="T31">199.215.86.64/27 (255.255.255.224)</text:span></text:p>
            <text:p text:style-name="P25"><text:span text:style-name="T41"><text:s/>199.215.86.</text:span><text:span text:style-name="T31">010</text:span><text:span text:style-name="T23">11111 </text:span><text:span text:style-name="T31">-&gt; 199.215.86.95/27 (broadcast)</text:span></text:p>
            <text:p text:style-name="P13">◦ Subrede 3: </text:p>
            <text:p text:style-name="P25"><text:span text:style-name="T33"><text:s/>199.215.86.</text:span><text:span text:style-name="T24">0</text:span><text:span text:style-name="T31">11</text:span><text:span text:style-name="T10">00000 </text:span><text:span text:style-name="T24">-&gt; </text:span><text:span text:style-name="T31">199.215.86.096/27</text:span></text:p>
            <text:p text:style-name="P25"><text:span text:style-name="T41"><text:s/>199.215.86.</text:span><text:span text:style-name="T31">011</text:span><text:span text:style-name="T23">11111 </text:span><text:span text:style-name="T31">-&gt; 199.215.86.127/27</text:span></text:p>
            <text:p text:style-name="P13">◦ Subrede 4: </text:p>
            <text:p text:style-name="P25"><text:span text:style-name="T33"><text:s/>199.215.86.</text:span><text:span text:style-name="T31">100</text:span><text:span text:style-name="T10">000</text:span><text:span text:style-name="T23">00</text:span><text:span text:style-name="T31"> -&gt; 199.215.86.128/27</text:span></text:p>
            <text:p text:style-name="P25"><text:span text:style-name="T33"><text:s/>199.215.86.</text:span><text:span text:style-name="T31">100</text:span><text:span text:style-name="T23">11111</text:span><text:span text:style-name="T31"> -&gt; 199.215.86.159/27</text:span><text:span text:style-name="T24"> </text:span></text:p>
            <text:p text:style-name="P13">• Indica o rango de direccións IP dispoñibles para equipos na subrede 4: </text:p>
            <text:p text:style-name="P23"><text:s/><text:span text:style-name="T45">199.215.86.129 -&gt; 199.215.86.158</text:span></text:p>
            <text:p text:style-name="P13"/>
            <text:p text:style-name="P21">• Indica a dirección de broadcast da subrede 1: <text:s/><text:span text:style-name="T30">199.215.86.63/27</text:span></text:p>
            <text:p text:style-name="P8"/>
          </table:table-cell>
        </table:table-row>
        <table:table-row table:style-name="TableLine1725818012544">
          <table:table-cell table:style-name="Tabla2.A2" table:number-columns-spanned="2" office:value-type="string">
            <text:p text:style-name="P6">Solución</text:p>
          </table:table-cell>
          <table:covered-table-cell/>
        </table:table-row>
        <table:table-row table:style-name="TableLine1725818019344">
          <table:table-cell table:style-name="Tabla2.A3" table:number-columns-spanned="2" office:value-type="string">
            <text:p text:style-name="P2"/>
          </table:table-cell>
          <table:covered-table-cell/>
        </table:table-row>
      </table:table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10T21:00:34.747000000</dc:date>
    <meta:editing-duration>PT9H6M57S</meta:editing-duration>
    <meta:editing-cycles>151</meta:editing-cycles>
    <meta:generator>LibreOffice/7.1.2.2$Windows_X86_64 LibreOffice_project/8a45595d069ef5570103caea1b71cc9d82b2aae4</meta:generator>
    <meta:document-statistic meta:table-count="3" meta:image-count="3" meta:object-count="0" meta:page-count="3" meta:paragraph-count="56" meta:word-count="387" meta:character-count="2249" meta:non-whitespace-character-count="1868"/>
  </office:meta>
</office:document-meta>
</file>